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5cm"/>
    </style:style>
    <style:style style:name="co2" style:family="table-column">
      <style:table-column-properties fo:break-before="auto" style:column-width="0.577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12.3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e6e6ff"/>
    </style:style>
  </office:automatic-styles>
  <office:body>
    <office:spreadsheet>
      <table:table table:name="configur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NCTION</text:p>
          </table:table-cell>
          <table:table-cell office:value-type="string">
            <text:p>RANGE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GLOBAL</text:p>
          </table:table-cell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office:value-type="string">
            <text:p>omni-[1 :16]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Out</text:p>
          </table:table-cell>
          <table:table-cell office:value-type="string">
            <text:p>[1 :16]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rogram number</text:p>
          </table:table-cell>
          <table:table-cell office:value-type="string">
            <text:p>[0 :127]-none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equencer/Arpeggiator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lock in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lock out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Key echo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lick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Use exclusive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float" office:value="1">
            <text:p>1</text:p>
          </table:table-cell>
          <table:table-cell office:value-type="string">
            <text:p>Groove</text:p>
          </table:table-cell>
          <table:table-cell office:value-type="string">
            <text:p>[1:7]</text:p>
          </table:table-cell>
          <table:table-cell office:value-type="string">
            <text:p>4, 8, 8t, 8 swing, 16, 16t, 16swing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ate mode</text:p>
          </table:table-cell>
          <table:table-cell office:value-type="string">
            <text:p>[1:3]</text:p>
          </table:table-cell>
          <table:table-cell office:value-type="string">
            <text:p>Short, regular, long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ast step</text:p>
          </table:table-cell>
          <table:table-cell office:value-type="string">
            <text:p>[1-16]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ta mode</text:p>
          </table:table-cell>
          <table:table-cell office:value-type="string">
            <text:p>[1-3]</text:p>
          </table:table-cell>
          <table:table-cell office:value-type="string">
            <text:p>velocity, control change, fixed velocity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ntrol change number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ixed velocity value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Init</text:p>
          </table:table-cell>
          <table:table-cell/>
          <table:table-cell office:value-type="string">
            <text:p>No notes, all velocities are 100 (0x64)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opy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Swap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ad from factory</text:p>
          </table:table-cell>
          <table:table-cell office:value-type="string">
            <text:p>[1:xx]</text:p>
          </table:table-cell>
          <table:table-cell office:value-type="string">
            <text:p>xx depends on how many sequences are in RO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turn to factory</text:p>
          </table:table-cell>
          <table:table-cell/>
          <table:table-cell office:value-type="string">
            <text:p>Démarrer avec seq4 et seq5 appuyés</text:p>
          </table:table-cell>
        </table:table-row>
        <table:table-row table:style-name="ro1">
          <table:table-cell table:number-columns-repeated="2"/>
          <table:table-cell office:value-type="string">
            <text:p>Set of sequences ROM1</text:p>
          </table:table-cell>
          <table:table-cell/>
          <table:table-cell office:value-type="string">
            <text:p>Démarrer avec seq1 et seq5 appuyés</text:p>
          </table:table-cell>
        </table:table-row>
        <table:table-row table:style-name="ro1">
          <table:table-cell table:number-columns-repeated="2"/>
          <table:table-cell office:value-type="string">
            <text:p>Set of sequences ROM2</text:p>
          </table:table-cell>
          <table:table-cell/>
          <table:table-cell office:value-type="string">
            <text:p>Démarrer avec seq2 et seq5 appuyés</text:p>
          </table:table-cell>
        </table:table-row>
        <table:table-row table:style-name="ro1">
          <table:table-cell table:number-columns-repeated="2"/>
          <table:table-cell office:value-type="string">
            <text:p>Set of arpeggios ROM3</text:p>
          </table:table-cell>
          <table:table-cell/>
          <table:table-cell office:value-type="string">
            <text:p>Démarrer avec seq3 et seq5 appuyés</text:p>
          </table:table-cell>
        </table:table-row>
        <table:table-row table:style-name="ro1">
          <table:table-cell table:number-columns-repeated="2"/>
          <table:table-cell office:value-type="string">
            <text:p>Maintenance mode</text:p>
          </table:table-cell>
          <table:table-cell/>
          <table:table-cell office:value-type="string">
            <text:p>Démarrer avec GLOB. Et SEQ. Appuyés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imensions" table:style-name="ta1" table:print="false">
        <table:table-column table:style-name="co6" table:default-cell-style-name="Default"/>
        <table:table-column table:style-name="co6" table:number-columns-repeated="2" table:default-cell-style-name="ce2"/>
        <table:table-column table:style-name="co6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x in</text:p>
          </table:table-cell>
          <table:table-cell office:value-type="string">
            <text:p>y in</text:p>
          </table:table-cell>
          <table:table-cell office:value-type="string">
            <text:p>x mm</text:p>
          </table:table-cell>
          <table:table-cell office:value-type="string">
            <text:p>y mm</text:p>
          </table:table-cell>
        </table:table-row>
        <table:table-row table:style-name="ro3">
          <table:table-cell/>
          <table:table-cell office:value-type="string">
            <text:p>dimensions boiti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">
            <text:p>7,8</text:p>
          </table:table-cell>
          <table:table-cell office:value-type="float" office:value="5.2">
            <text:p>5,2</text:p>
          </table:table-cell>
          <table:table-cell table:formula="of:=[.B4]*25.4" office:value-type="float" office:value="198.12">
            <text:p>198,12</text:p>
          </table:table-cell>
          <table:table-cell table:formula="of:=[.C4]*25.4" office:value-type="float" office:value="132.08">
            <text:p>132,08</text:p>
          </table:table-cell>
        </table:table-row>
        <table:table-row table:style-name="ro1">
          <table:table-cell/>
          <table:table-cell office:value-type="string">
            <text:p>rayon coins de la face ava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5">
            <text:p>0,395</text:p>
          </table:table-cell>
          <table:table-cell/>
          <table:table-cell table:formula="of:=[.B6]*25.4" office:value-type="float" office:value="10.033">
            <text:p>10,033</text:p>
          </table:table-cell>
          <table:table-cell/>
        </table:table-row>
        <table:table-row table:style-name="ro3">
          <table:table-cell/>
          <table:table-cell office:value-type="string">
            <text:p>Trous de fixation boitier – face ava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88">
            <text:p>3,588</text:p>
          </table:table-cell>
          <table:table-cell office:value-type="float" office:value="2.238">
            <text:p>2,238</text:p>
          </table:table-cell>
          <table:table-cell table:formula="of:=[.B8]*25.4" office:value-type="float" office:value="91.1352">
            <text:p>91,1352</text:p>
          </table:table-cell>
          <table:table-cell table:formula="of:=[.C8]*25.4" office:value-type="float" office:value="56.8452">
            <text:p>56,8452</text:p>
          </table:table-cell>
        </table:table-row>
        <table:table-row table:style-name="ro3">
          <table:table-cell office:value-type="string">
            <text:p>step led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.975">
            <text:p>-2,975</text:p>
          </table:table-cell>
          <table:table-cell office:value-type="float" office:value="-0.025">
            <text:p>-0,025</text:p>
          </table:table-cell>
          <table:table-cell table:formula="of:=[.B10]*25.4" office:value-type="float" office:value="-75.565">
            <text:p>-75,565</text:p>
          </table:table-cell>
          <table:table-cell table:formula="of:=[.C10]*25.4" office:value-type="float" office:value="-0.635">
            <text:p>-0,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+0.35" office:value-type="float" office:value="-2.625">
            <text:p>-2,625</text:p>
          </table:table-cell>
          <table:table-cell office:value-type="float" office:value="0.975">
            <text:p>0,975</text:p>
          </table:table-cell>
          <table:table-cell table:formula="of:=[.B11]*25.4" office:value-type="float" office:value="-66.675">
            <text:p>-66,675</text:p>
          </table:table-cell>
          <table:table-cell table:formula="of:=[.C11]*25.4" office:value-type="float" office:value="24.765">
            <text:p>24,7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.975">
            <text:p>-1,975</text:p>
          </table:table-cell>
          <table:table-cell office:value-type="float" office:value="1.975">
            <text:p>1,975</text:p>
          </table:table-cell>
          <table:table-cell table:formula="of:=[.B12]*25.4" office:value-type="float" office:value="-50.165">
            <text:p>-50,165</text:p>
          </table:table-cell>
          <table:table-cell table:formula="of:=[.C12]*25.4" office:value-type="float" office:value="50.165">
            <text:p>50,16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+0.35" office:value-type="float" office:value="-1.625">
            <text:p>-1,625</text:p>
          </table:table-cell>
          <table:table-cell office:value-type="float" office:value="2.975">
            <text:p>2,975</text:p>
          </table:table-cell>
          <table:table-cell table:formula="of:=[.B13]*25.4" office:value-type="float" office:value="-41.275">
            <text:p>-41,275</text:p>
          </table:table-cell>
          <table:table-cell table:formula="of:=[.C13]*25.4" office:value-type="float" office:value="75.565">
            <text:p>75,5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975">
            <text:p>-0,975</text:p>
          </table:table-cell>
          <table:table-cell office:value-type="float" office:value="3.975">
            <text:p>3,975</text:p>
          </table:table-cell>
          <table:table-cell table:formula="of:=[.B14]*25.4" office:value-type="float" office:value="-24.765">
            <text:p>-24,765</text:p>
          </table:table-cell>
          <table:table-cell table:formula="of:=[.C14]*25.4" office:value-type="float" office:value="100.965">
            <text:p>100,96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+0.35" office:value-type="float" office:value="-0.625">
            <text:p>-0,625</text:p>
          </table:table-cell>
          <table:table-cell office:value-type="float" office:value="4.975">
            <text:p>4,975</text:p>
          </table:table-cell>
          <table:table-cell table:formula="of:=[.B15]*25.4" office:value-type="float" office:value="-15.875">
            <text:p>-15,875</text:p>
          </table:table-cell>
          <table:table-cell table:formula="of:=[.C15]*25.4" office:value-type="float" office:value="126.365">
            <text:p>126,3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49999999999999">
            <text:p>0,025</text:p>
          </table:table-cell>
          <table:table-cell office:value-type="float" office:value="5.975">
            <text:p>5,975</text:p>
          </table:table-cell>
          <table:table-cell table:formula="of:=[.B16]*25.4" office:value-type="float" office:value="0.634999999999998">
            <text:p>0,635</text:p>
          </table:table-cell>
          <table:table-cell table:formula="of:=[.C16]*25.4" office:value-type="float" office:value="151.765">
            <text:p>151,76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+0.35" office:value-type="float" office:value="0.375">
            <text:p>0,375</text:p>
          </table:table-cell>
          <table:table-cell office:value-type="float" office:value="6.975">
            <text:p>6,975</text:p>
          </table:table-cell>
          <table:table-cell table:formula="of:=[.B17]*25.4" office:value-type="float" office:value="9.525">
            <text:p>9,525</text:p>
          </table:table-cell>
          <table:table-cell table:formula="of:=[.C17]*25.4" office:value-type="float" office:value="177.165">
            <text:p>177,1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025">
            <text:p>1,025</text:p>
          </table:table-cell>
          <table:table-cell office:value-type="float" office:value="7.975">
            <text:p>7,975</text:p>
          </table:table-cell>
          <table:table-cell table:formula="of:=[.B18]*25.4" office:value-type="float" office:value="26.035">
            <text:p>26,035</text:p>
          </table:table-cell>
          <table:table-cell table:formula="of:=[.C18]*25.4" office:value-type="float" office:value="202.565">
            <text:p>202,5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+0.35" office:value-type="float" office:value="1.375">
            <text:p>1,375</text:p>
          </table:table-cell>
          <table:table-cell office:value-type="float" office:value="8.975">
            <text:p>8,975</text:p>
          </table:table-cell>
          <table:table-cell table:formula="of:=[.B19]*25.4" office:value-type="float" office:value="34.925">
            <text:p>34,925</text:p>
          </table:table-cell>
          <table:table-cell table:formula="of:=[.C19]*25.4" office:value-type="float" office:value="227.965">
            <text:p>227,9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025">
            <text:p>2,025</text:p>
          </table:table-cell>
          <table:table-cell office:value-type="float" office:value="9.975">
            <text:p>9,975</text:p>
          </table:table-cell>
          <table:table-cell table:formula="of:=[.B20]*25.4" office:value-type="float" office:value="51.435">
            <text:p>51,435</text:p>
          </table:table-cell>
          <table:table-cell table:formula="of:=[.C20]*25.4" office:value-type="float" office:value="253.365">
            <text:p>253,36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0]+0.35" office:value-type="float" office:value="2.375">
            <text:p>2,375</text:p>
          </table:table-cell>
          <table:table-cell office:value-type="float" office:value="10.975">
            <text:p>10,975</text:p>
          </table:table-cell>
          <table:table-cell table:formula="of:=[.B21]*25.4" office:value-type="float" office:value="60.325">
            <text:p>60,325</text:p>
          </table:table-cell>
          <table:table-cell table:formula="of:=[.C21]*25.4" office:value-type="float" office:value="278.765">
            <text:p>278,7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025">
            <text:p>3,025</text:p>
          </table:table-cell>
          <table:table-cell office:value-type="float" office:value="11.975">
            <text:p>11,975</text:p>
          </table:table-cell>
          <table:table-cell table:formula="of:=[.B22]*25.4" office:value-type="float" office:value="76.835">
            <text:p>76,835</text:p>
          </table:table-cell>
          <table:table-cell table:formula="of:=[.C22]*25.4" office:value-type="float" office:value="304.165">
            <text:p>304,1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22]+0.35" office:value-type="float" office:value="3.375">
            <text:p>3,375</text:p>
          </table:table-cell>
          <table:table-cell office:value-type="float" office:value="12.975">
            <text:p>12,975</text:p>
          </table:table-cell>
          <table:table-cell table:formula="of:=[.B23]*25.4" office:value-type="float" office:value="85.725">
            <text:p>85,725</text:p>
          </table:table-cell>
          <table:table-cell table:formula="of:=[.C23]*25.4" office:value-type="float" office:value="329.565">
            <text:p>329,5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025">
            <text:p>4,025</text:p>
          </table:table-cell>
          <table:table-cell office:value-type="float" office:value="13.975">
            <text:p>13,975</text:p>
          </table:table-cell>
          <table:table-cell table:formula="of:=[.B24]*25.4" office:value-type="float" office:value="102.235">
            <text:p>102,235</text:p>
          </table:table-cell>
          <table:table-cell table:formula="of:=[.C24]*25.4" office:value-type="float" office:value="354.965">
            <text:p>354,9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24]+0.35" office:value-type="float" office:value="4.375">
            <text:p>4,375</text:p>
          </table:table-cell>
          <table:table-cell office:value-type="float" office:value="14.975">
            <text:p>14,975</text:p>
          </table:table-cell>
          <table:table-cell table:formula="of:=[.B25]*25.4" office:value-type="float" office:value="111.125">
            <text:p>111,125</text:p>
          </table:table-cell>
          <table:table-cell table:formula="of:=[.C25]*25.4" office:value-type="float" office:value="380.365">
            <text:p>380,365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9/09/2019</text:date>, <text:time>12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ller</meta:initial-creator>
    <meta:creation-date>2019-08-19T08:09:41.55</meta:creation-date>
    <dc:date>2019-09-09T12:15:15.32</dc:date>
    <dc:creator>Pierre Faller</dc:creator>
    <meta:editing-duration>P2DT14H7M38S</meta:editing-duration>
    <meta:editing-cycles>27</meta:editing-cycles>
    <meta:generator>OpenOffice/4.1.1$Win32 OpenOffice.org_project/411m6$Build-9775</meta:generator>
    <meta:document-statistic meta:table-count="3" meta:cell-count="207" meta:object-count="0"/>
  </office:meta>
</office:document-meta>
</file>